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88ad1" officeooo:paragraph-rsid="00088ad1"/>
    </style:style>
    <style:style style:name="P2" style:family="paragraph" style:parent-style-name="Text_20_body">
      <style:paragraph-properties fo:margin-left="0cm" fo:margin-right="0cm" fo:orphans="2" fo:widows="2" fo:text-indent="0cm" style:auto-text-indent="false"/>
      <style:text-properties fo:font-variant="normal" fo:text-transform="none" fo:color="#252c33" style:font-name="Open Sans" fo:font-size="10.5pt" fo:letter-spacing="normal" fo:font-style="normal" fo:font-weight="normal"/>
    </style:style>
    <style:style style:name="P3" style:family="paragraph" style:parent-style-name="Text_20_body" style:list-style-name="L1">
      <style:paragraph-properties fo:margin-top="0cm" fo:margin-bottom="0cm" loext:contextual-spacing="false" fo:text-align="justify" style:justify-single-word="false" fo:orphans="2" fo:widows="2" fo:padding="0cm" fo:border="none"/>
      <style:text-properties fo:font-variant="normal" fo:text-transform="none" fo:color="#252c33" style:font-name="Open Sans" fo:font-size="10.5pt" fo:letter-spacing="normal" fo:font-style="normal" fo:font-weight="normal"/>
    </style:style>
    <style:style style:name="P4" style:family="paragraph" style:parent-style-name="Text_20_body" style:list-style-name="L1">
      <style:paragraph-properties fo:text-align="justify" style:justify-single-word="false" fo:orphans="2" fo:widows="2" fo:padding="0cm" fo:border="none"/>
      <style:text-properties fo:font-variant="normal" fo:text-transform="none" fo:color="#252c33" style:font-name="Open Sans" fo:font-size="10.5pt" fo:letter-spacing="normal" fo:font-style="normal" fo:font-weight="normal"/>
    </style:style>
    <style:style style:name="T1" style:family="text">
      <style:text-properties officeooo:rsid="00088ad1"/>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unar landings by renowned space stations across the world have yielded an abundance of new scientific data on the Moon. The various experiments placed on the surface provided information on seismic, gravitational, and other lunar characteristics. But perhaps the most dramatic result of the missions was returning a total of more than 800 pounds of lunar rock and soil for analysis on Earth. These samples of the Moon offered a deeper appreciation of the evolution of our nearest planetary neighbor. </text:p>
      <text:p text:style-name="P2">Imagine you have been called by one of the largest space stations in the world (XYZ) space station and you are requested to make a Machine Learning model which classifies the different rocks present on the moon's surface. The purpose of this is to make the research process a lot easier. This will reduce the human effort of doing a monotonous task. There are basically two types of rocks to be classified:</text:p>
      <text:list xml:id="list2723909412" text:style-name="L1">
        <text:list-item>
          <text:p text:style-name="P3">Small Rocks</text:p>
        </text:list-item>
        <text:list-item>
          <text:p text:style-name="P4">Large Rocks</text:p>
        </text:list-item>
      </text:list>
      <text:p text:style-name="Text_20_body"><text:line-break/><text:span text:style-name="T1">You can download dataset from my drive <text:s/>#Link is given below.</text:span></text:p>
      <text:p text:style-name="P1">Now coming to my approach for this classification problem, first of all i used python fastai library for this problem and do much of experiment which involves playing with learning rate,progressive resizing of imagedata and train whole model on it keeping previous model freeze. Then i use different model to generate the solution and and take the mode value from the combined solution .</text:p>
      <text:p text:style-name="P1">However this dataset contain some image which was totally blank and half of them were classified as small and half of them were classified as large . I use fastai Image cleaner library to delete that image from my training data <text:s/>and then i further train my whole model on the cleaned data.</text:p>
      <text:p text:style-name="P1">Since Image Cleaner library does not work on collab that’s why it is absent in my notebook.</text:p>
      <text:p text:style-name="P1">Notebook just comprises of my simple model made on progressive resizing and different value of learning rate.</text:p>
      <text:p text:style-name="P1">Thanks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13:33:34.936679459</meta:creation-date>
    <dc:date>2019-10-09T13:44:06.617257585</dc:date>
    <meta:editing-duration>PT11S</meta:editing-duration>
    <meta:editing-cycles>1</meta:editing-cycles>
    <meta:document-statistic meta:table-count="0" meta:image-count="0" meta:object-count="0" meta:page-count="1" meta:paragraph-count="10" meta:word-count="322" meta:character-count="1888" meta:non-whitespace-character-count="1574"/>
    <meta:generator>LibreOffice/6.0.7.3$Linux_X86_64 LibreOffice_project/00m0$Build-3</meta:generator>
  </office:meta>
</office:document-meta>
</file>